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6fb" officeooo:paragraph-rsid="000bb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Ishaan Uthappa</text:p>
      <text:p text:style-name="P1">DOB : 25-3-2004</text:p>
      <text:p text:style-name="P1">Gmail ; <text:a xlink:type="simple" xlink:href="mailto:IshaanUthappa@gmail.com" text:style-name="Internet_20_link" text:visited-style-name="Visited_20_Internet_20_Link">IshaanUthappa@gmail.com</text:a></text:p>
      <text:p text:style-name="P1">School : KALS</text:p>
      <text:p text:style-name="P1">Father’s Name : Lokesh C G</text:p>
      <text:p text:style-name="P1">Address : 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9:49:35.755691446</meta:creation-date>
    <dc:date>2019-05-29T19:53:44.587292424</dc:date>
    <meta:editing-duration>PT4M10S</meta:editing-duration>
    <meta:editing-cycles>1</meta:editing-cycles>
    <meta:document-statistic meta:table-count="0" meta:image-count="0" meta:object-count="0" meta:page-count="1" meta:paragraph-count="6" meta:word-count="22" meta:character-count="117" meta:non-whitespace-character-count="101"/>
    <meta:generator>LibreOffice/6.0.7.3$Linux_X86_64 LibreOffice_project/00m0$Build-3</meta:generator>
  </office:meta>
</office:document-meta>
</file>